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5.6659in"/>
    </style:style>
    <style:style style:name="TableColumn4" style:family="table-column">
      <style:table-column-properties style:column-width="0.7493in"/>
    </style:style>
    <style:style style:name="TableColumn5" style:family="table-column">
      <style:table-column-properties style:column-width="0.8256in"/>
    </style:style>
    <style:style style:name="TableColumn6" style:family="table-column">
      <style:table-column-properties style:column-width="0.7506in"/>
    </style:style>
    <style:style style:name="TableColumn7" style:family="table-column">
      <style:table-column-properties style:column-width="0.7805in"/>
    </style:style>
    <style:style style:name="TableColumn8" style:family="table-column">
      <style:table-column-properties style:column-width="0.9534in"/>
    </style:style>
    <style:style style:name="Table2" style:family="table">
      <style:table-properties style:width="9.7256in" style:rel-width="100.08%" fo:margin-left="0in" table:align="left"/>
    </style:style>
    <style:style style:name="TableRow9" style:family="table-row">
      <style:table-row-properties style:min-row-height="0.1375in"/>
    </style:style>
    <style:style style:name="TableCell10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1" style:parent-style-name="Standaard" style:family="paragraph">
      <style:paragraph-properties fo:text-align="center"/>
    </style:style>
    <style:style style:name="T12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3" style:family="table-row">
      <style:table-row-properties style:min-row-height="0.1375in"/>
    </style:style>
    <style:style style:name="TableCell14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5" style:parent-style-name="Default" style:family="paragraph">
      <style:paragraph-properties fo:margin-left="0.0236in">
        <style:tab-stops/>
      </style:paragraph-properties>
    </style:style>
    <style:style style:name="T16" style:parent-style-name="Standaardalinea-lettertype" style:family="text">
      <style:text-properties style:font-name-asian="Calibri" fo:font-weight="bold" style:font-weight-asian="bold"/>
    </style:style>
    <style:style style:name="T17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18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19" style:family="table-row">
      <style:table-row-properties style:min-row-height="0.1375in"/>
    </style:style>
    <style:style style:name="TableCell2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1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22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23" style:parent-style-name="Standaardalinea-lettertype" style:family="text">
      <style:text-properties style:font-name="Arial" style:font-name-asian="Calibri" style:font-name-complex="Arial"/>
    </style:style>
    <style:style style:name="P24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2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6" style:parent-style-name="Standaard" style:family="paragraph">
      <style:paragraph-properties fo:text-align="center"/>
    </style:style>
    <style:style style:name="T2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8" style:parent-style-name="Standaard" style:family="paragraph">
      <style:paragraph-properties fo:text-align="center"/>
    </style:style>
    <style:style style:name="T29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1" style:parent-style-name="Standaard" style:family="paragraph">
      <style:paragraph-properties fo:text-align="center"/>
    </style:style>
    <style:style style:name="T3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33" style:parent-style-name="Standaard" style:family="paragraph">
      <style:paragraph-properties fo:text-align="center"/>
    </style:style>
    <style:style style:name="T3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6" style:parent-style-name="Standaard" style:family="paragraph">
      <style:paragraph-properties fo:text-align="center"/>
    </style:style>
    <style:style style:name="T3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9" style:parent-style-name="Standaard" style:family="paragraph">
      <style:paragraph-properties fo:text-align="center"/>
    </style:style>
    <style:style style:name="T4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41" style:family="table-row">
      <style:table-row-properties style:min-row-height="0.1375in"/>
    </style:style>
    <style:style style:name="P42" style:parent-style-name="Standaard" style:family="paragraph">
      <style:text-properties style:font-name-asian="Calibri" fo:font-weight="bold" style:font-weight-asian="bold" fo:color="#000000"/>
    </style:style>
    <style:style style:name="P4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44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4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4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8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49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50" style:family="table-row">
      <style:table-row-properties style:min-row-height="0.1909in"/>
    </style:style>
    <style:style style:name="TableCell5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2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5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2" style:parent-style-name="Standaard" style:family="paragraph">
      <style:paragraph-properties fo:text-align="center"/>
    </style:style>
    <style:style style:name="T6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64" style:family="table-row">
      <style:table-row-properties style:min-row-height="0.1909in"/>
    </style:style>
    <style:style style:name="TableCell6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6" style:parent-style-name="Geenafstand" style:family="paragraph">
      <style:text-properties style:font-name="Arial" style:font-name-complex="Arial" fo:font-weight="bold" style:font-weight-asian="bold" fo:font-size="10pt" style:font-size-asian="10pt" style:font-size-complex="10pt" fo:language="nl" fo:country="BE"/>
    </style:style>
    <style:style style:name="TableCell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7" style:family="table-row">
      <style:table-row-properties style:min-row-height="0.1909in"/>
    </style:style>
    <style:style style:name="TableCell7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9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0" style:family="table-row">
      <style:table-row-properties style:min-row-height="0.1909in"/>
    </style:style>
    <style:style style:name="TableCell9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92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3" style:family="table-row">
      <style:table-row-properties style:min-row-height="0.1909in"/>
    </style:style>
    <style:style style:name="TableCell10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1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6" style:family="table-row">
      <style:table-row-properties style:min-row-height="0.1909in"/>
    </style:style>
    <style:style style:name="TableCell11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8" style:parent-style-name="Geenafstand" style:family="paragraph">
      <style:text-properties style:font-name="Arial" style:font-name-complex="Arial" fo:font-weight="bold" style:font-weight-asian="bold" fo:font-size="10pt" style:font-size-asian="10pt" style:font-size-complex="10pt" fo:language="nl" fo:country="BE"/>
    </style:style>
    <style:style style:name="TableCell1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9" style:family="table-row">
      <style:table-row-properties style:min-row-height="0.1909in"/>
    </style:style>
    <style:style style:name="TableCell13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3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1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42" style:family="table-row">
      <style:table-row-properties style:min-row-height="0.1909in"/>
    </style:style>
    <style:style style:name="TableCell14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4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14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5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55" style:family="table-row">
      <style:table-row-properties style:min-row-height="0.1909in"/>
    </style:style>
    <style:style style:name="TableCell15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57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15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68" style:family="table-row">
      <style:table-row-properties style:min-row-height="0.1486in"/>
    </style:style>
    <style:style style:name="TableCell16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70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7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2" style:parent-style-name="Standaard" style:family="paragraph">
      <style:paragraph-properties fo:text-align="end"/>
    </style:style>
    <style:style style:name="T17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74" style:parent-style-name="Standaard" style:family="paragraph">
      <style:paragraph-properties fo:break-before="page" fo:margin-bottom="0.1111in" fo:line-height="101%"/>
      <style:text-properties fo:hyphenate="true"/>
    </style:style>
    <style:style style:name="TableColumn176" style:family="table-column">
      <style:table-column-properties style:column-width="5.6666in"/>
    </style:style>
    <style:style style:name="TableColumn177" style:family="table-column">
      <style:table-column-properties style:column-width="0.7486in"/>
    </style:style>
    <style:style style:name="TableColumn178" style:family="table-column">
      <style:table-column-properties style:column-width="0.8256in"/>
    </style:style>
    <style:style style:name="TableColumn179" style:family="table-column">
      <style:table-column-properties style:column-width="0.7506in"/>
    </style:style>
    <style:style style:name="TableColumn180" style:family="table-column">
      <style:table-column-properties style:column-width="0.7805in"/>
    </style:style>
    <style:style style:name="TableColumn181" style:family="table-column">
      <style:table-column-properties style:column-width="0.9534in"/>
    </style:style>
    <style:style style:name="Table175" style:family="table">
      <style:table-properties style:width="9.7256in" style:rel-width="100.08%" fo:margin-left="0in" table:align="left"/>
    </style:style>
    <style:style style:name="TableRow182" style:family="table-row">
      <style:table-row-properties style:min-row-height="0.1375in"/>
    </style:style>
    <style:style style:name="TableCell183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84" style:parent-style-name="Standaard" style:family="paragraph">
      <style:paragraph-properties fo:text-align="center"/>
    </style:style>
    <style:style style:name="T185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86" style:family="table-row">
      <style:table-row-properties style:min-row-height="0.1375in"/>
    </style:style>
    <style:style style:name="TableCell187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88" style:parent-style-name="Default" style:family="paragraph">
      <style:paragraph-properties fo:margin-left="0.0236in">
        <style:tab-stops/>
      </style:paragraph-properties>
    </style:style>
    <style:style style:name="T189" style:parent-style-name="Standaardalinea-lettertype" style:family="text">
      <style:text-properties style:font-name-asian="Calibri" fo:font-weight="bold" style:font-weight-asian="bold"/>
    </style:style>
    <style:style style:name="T190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191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192" style:family="table-row">
      <style:table-row-properties style:min-row-height="0.1375in"/>
    </style:style>
    <style:style style:name="TableCell19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94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195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196" style:parent-style-name="Standaardalinea-lettertype" style:family="text">
      <style:text-properties style:font-name="Arial" style:font-name-asian="Calibri" style:font-name-complex="Arial"/>
    </style:style>
    <style:style style:name="P197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19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99" style:parent-style-name="Standaard" style:family="paragraph">
      <style:paragraph-properties fo:text-align="center"/>
    </style:style>
    <style:style style:name="T20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01" style:parent-style-name="Standaard" style:family="paragraph">
      <style:paragraph-properties fo:text-align="center"/>
    </style:style>
    <style:style style:name="T20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0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4" style:parent-style-name="Standaard" style:family="paragraph">
      <style:paragraph-properties fo:text-align="center"/>
    </style:style>
    <style:style style:name="T20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06" style:parent-style-name="Standaard" style:family="paragraph">
      <style:paragraph-properties fo:text-align="center"/>
    </style:style>
    <style:style style:name="T20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0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9" style:parent-style-name="Standaard" style:family="paragraph">
      <style:paragraph-properties fo:text-align="center"/>
    </style:style>
    <style:style style:name="T21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1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12" style:parent-style-name="Standaard" style:family="paragraph">
      <style:paragraph-properties fo:text-align="center"/>
    </style:style>
    <style:style style:name="T213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214" style:family="table-row">
      <style:table-row-properties style:min-row-height="0.1375in"/>
    </style:style>
    <style:style style:name="P215" style:parent-style-name="Standaard" style:family="paragraph">
      <style:text-properties style:font-name-asian="Calibri" fo:font-weight="bold" style:font-weight-asian="bold" fo:color="#000000"/>
    </style:style>
    <style:style style:name="P216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217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21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21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22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221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222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223" style:family="table-row">
      <style:table-row-properties style:min-row-height="0.1909in"/>
    </style:style>
    <style:style style:name="TableCell22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25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2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3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3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3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35" style:parent-style-name="Standaard" style:family="paragraph">
      <style:paragraph-properties fo:text-align="center"/>
    </style:style>
    <style:style style:name="T236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237" style:family="table-row">
      <style:table-row-properties style:min-row-height="0.118in"/>
    </style:style>
    <style:style style:name="TableCell23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39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24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4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4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4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50" style:family="table-row">
      <style:table-row-properties style:min-row-height="0.15in"/>
    </style:style>
    <style:style style:name="TableCell25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52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25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5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6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6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63" style:family="table-row">
      <style:table-row-properties style:min-row-height="0.1909in"/>
    </style:style>
    <style:style style:name="TableCell26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65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26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6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7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75" style:parent-style-name="Standaard" style:family="paragraph">
      <style:paragraph-properties fo:text-align="center"/>
    </style:style>
    <style:style style:name="T276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277" style:family="table-row">
      <style:table-row-properties style:min-row-height="0.1909in"/>
    </style:style>
    <style:style style:name="TableCell27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79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2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8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90" style:family="table-row">
      <style:table-row-properties style:min-row-height="0.1909in"/>
    </style:style>
    <style:style style:name="TableCell29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92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2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0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03" style:family="table-row">
      <style:table-row-properties style:min-row-height="0.1909in"/>
    </style:style>
    <style:style style:name="TableCell30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05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3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1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1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16" style:family="table-row">
      <style:table-row-properties style:min-row-height="0.1909in"/>
    </style:style>
    <style:style style:name="TableCell31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18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3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2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2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2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2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29" style:family="table-row">
      <style:table-row-properties style:min-row-height="0.1909in"/>
    </style:style>
    <style:style style:name="TableCell33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3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3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4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4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42" style:family="table-row">
      <style:table-row-properties style:min-row-height="0.1486in"/>
    </style:style>
    <style:style style:name="TableCell34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44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34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46" style:parent-style-name="Standaard" style:family="paragraph">
      <style:paragraph-properties fo:text-align="end"/>
      <style:text-properties style:font-name="Arial" style:font-name-asian="Calibri" style:font-name-complex="Arial" fo:font-size="10pt" style:font-size-asian="10pt"/>
    </style:style>
    <style:style style:name="TableRow347" style:family="table-row">
      <style:table-row-properties style:min-row-height="0.1486in"/>
    </style:style>
    <style:style style:name="TableCell34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49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3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51" style:parent-style-name="Standaard" style:family="paragraph">
      <style:paragraph-properties fo:text-align="end"/>
    </style:style>
    <style:style style:name="T352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353" style:parent-style-name="Standaard" style:family="paragraph">
      <style:paragraph-properties fo:break-before="page" fo:margin-bottom="0.1111in" fo:line-height="101%"/>
      <style:text-properties fo:hyphenate="true"/>
    </style:style>
    <style:style style:name="TableColumn355" style:family="table-column">
      <style:table-column-properties style:column-width="5.6659in"/>
    </style:style>
    <style:style style:name="TableColumn356" style:family="table-column">
      <style:table-column-properties style:column-width="0.7493in"/>
    </style:style>
    <style:style style:name="TableColumn357" style:family="table-column">
      <style:table-column-properties style:column-width="0.8256in"/>
    </style:style>
    <style:style style:name="TableColumn358" style:family="table-column">
      <style:table-column-properties style:column-width="0.7506in"/>
    </style:style>
    <style:style style:name="TableColumn359" style:family="table-column">
      <style:table-column-properties style:column-width="0.7805in"/>
    </style:style>
    <style:style style:name="TableColumn360" style:family="table-column">
      <style:table-column-properties style:column-width="0.9534in"/>
    </style:style>
    <style:style style:name="Table354" style:family="table">
      <style:table-properties style:width="9.7256in" style:rel-width="100.08%" fo:margin-left="0in" table:align="left"/>
    </style:style>
    <style:style style:name="TableRow361" style:family="table-row">
      <style:table-row-properties style:min-row-height="0.1375in"/>
    </style:style>
    <style:style style:name="TableCell362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363" style:parent-style-name="Standaard" style:family="paragraph">
      <style:paragraph-properties fo:text-align="center"/>
    </style:style>
    <style:style style:name="T364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365" style:family="table-row">
      <style:table-row-properties style:min-row-height="0.1375in"/>
    </style:style>
    <style:style style:name="TableCell366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367" style:parent-style-name="Standaard" style:family="paragraph">
      <style:paragraph-properties fo:text-align="center"/>
      <style:text-properties style:font-name="Arial" style:font-name-asian="Calibri" style:font-name-complex="Arial" fo:font-weight="bold" style:font-weight-asian="bold" fo:font-size="16pt" style:font-size-asian="16pt"/>
    </style:style>
    <style:style style:name="TableRow368" style:family="table-row">
      <style:table-row-properties style:min-row-height="0.1375in"/>
    </style:style>
    <style:style style:name="TableCell369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370" style:parent-style-name="Default" style:family="paragraph">
      <style:paragraph-properties fo:margin-left="0.0236in">
        <style:tab-stops/>
      </style:paragraph-properties>
    </style:style>
    <style:style style:name="T371" style:parent-style-name="Standaardalinea-lettertype" style:family="text">
      <style:text-properties style:font-name-asian="Calibri" fo:font-weight="bold" style:font-weight-asian="bold"/>
    </style:style>
    <style:style style:name="T372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373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374" style:family="table-row">
      <style:table-row-properties style:min-row-height="0.1375in"/>
    </style:style>
    <style:style style:name="TableCell37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76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377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378" style:parent-style-name="Standaardalinea-lettertype" style:family="text">
      <style:text-properties style:font-name="Arial" style:font-name-asian="Calibri" style:font-name-complex="Arial"/>
    </style:style>
    <style:style style:name="P379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38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81" style:parent-style-name="Standaard" style:family="paragraph">
      <style:paragraph-properties fo:text-align="center"/>
    </style:style>
    <style:style style:name="T38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383" style:parent-style-name="Standaard" style:family="paragraph">
      <style:paragraph-properties fo:text-align="center"/>
    </style:style>
    <style:style style:name="T38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8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86" style:parent-style-name="Standaard" style:family="paragraph">
      <style:paragraph-properties fo:text-align="center"/>
    </style:style>
    <style:style style:name="T38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388" style:parent-style-name="Standaard" style:family="paragraph">
      <style:paragraph-properties fo:text-align="center"/>
    </style:style>
    <style:style style:name="T389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9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91" style:parent-style-name="Standaard" style:family="paragraph">
      <style:paragraph-properties fo:text-align="center"/>
    </style:style>
    <style:style style:name="T39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9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94" style:parent-style-name="Standaard" style:family="paragraph">
      <style:paragraph-properties fo:text-align="center"/>
    </style:style>
    <style:style style:name="T39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396" style:family="table-row">
      <style:table-row-properties style:min-row-height="0.1375in"/>
    </style:style>
    <style:style style:name="P397" style:parent-style-name="Standaard" style:family="paragraph">
      <style:text-properties style:font-name-asian="Calibri" fo:font-weight="bold" style:font-weight-asian="bold" fo:color="#000000"/>
    </style:style>
    <style:style style:name="P398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399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40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01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40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03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404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405" style:family="table-row">
      <style:table-row-properties style:min-row-height="0.1909in"/>
    </style:style>
    <style:style style:name="TableCell40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07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4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1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17" style:parent-style-name="Standaard" style:family="paragraph">
      <style:paragraph-properties fo:text-align="center"/>
    </style:style>
    <style:style style:name="T418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419" style:family="table-row">
      <style:table-row-properties style:min-row-height="0.1909in"/>
    </style:style>
    <style:style style:name="TableCell42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2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3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3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32" style:family="table-row">
      <style:table-row-properties style:min-row-height="0.1909in"/>
    </style:style>
    <style:style style:name="TableCell43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34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4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4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45" style:family="table-row">
      <style:table-row-properties style:min-row-height="0.1909in"/>
    </style:style>
    <style:style style:name="TableCell44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47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4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5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57" style:parent-style-name="Standaard" style:family="paragraph">
      <style:paragraph-properties fo:text-align="center"/>
    </style:style>
    <style:style style:name="T458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459" style:family="table-row">
      <style:table-row-properties style:min-row-height="0.2013in"/>
    </style:style>
    <style:style style:name="TableCell46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6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6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6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6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7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72" style:family="table-row">
      <style:table-row-properties style:min-row-height="0.1909in"/>
    </style:style>
    <style:style style:name="TableCell47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74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7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7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7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8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8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85" style:family="table-row">
      <style:table-row-properties style:min-row-height="0.1909in"/>
    </style:style>
    <style:style style:name="TableCell48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87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8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9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98" style:family="table-row">
      <style:table-row-properties style:min-row-height="0.1486in"/>
    </style:style>
    <style:style style:name="TableCell49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00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50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02" style:parent-style-name="Standaard" style:family="paragraph">
      <style:paragraph-properties fo:text-align="end"/>
    </style:style>
    <style:style style:name="T50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504" style:parent-style-name="Standaard" style:family="paragraph">
      <style:paragraph-properties fo:break-before="page" fo:margin-bottom="0.1111in" fo:line-height="101%"/>
      <style:text-properties fo:hyphenate="true"/>
    </style:style>
    <style:style style:name="TableColumn506" style:family="table-column">
      <style:table-column-properties style:column-width="5.6701in"/>
    </style:style>
    <style:style style:name="TableColumn507" style:family="table-column">
      <style:table-column-properties style:column-width="0.7479in"/>
    </style:style>
    <style:style style:name="TableColumn508" style:family="table-column">
      <style:table-column-properties style:column-width="0.825in"/>
    </style:style>
    <style:style style:name="TableColumn509" style:family="table-column">
      <style:table-column-properties style:column-width="0.75in"/>
    </style:style>
    <style:style style:name="TableColumn510" style:family="table-column">
      <style:table-column-properties style:column-width="0.7798in"/>
    </style:style>
    <style:style style:name="TableColumn511" style:family="table-column">
      <style:table-column-properties style:column-width="0.9527in"/>
    </style:style>
    <style:style style:name="Table505" style:family="table">
      <style:table-properties style:width="9.7256in" style:rel-width="100.08%" fo:margin-left="0in" table:align="left"/>
    </style:style>
    <style:style style:name="TableRow512" style:family="table-row">
      <style:table-row-properties style:min-row-height="0.1375in"/>
    </style:style>
    <style:style style:name="TableCell513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514" style:parent-style-name="Standaard" style:family="paragraph">
      <style:paragraph-properties fo:text-align="center"/>
    </style:style>
    <style:style style:name="T515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516" style:family="table-row">
      <style:table-row-properties style:min-row-height="0.1375in"/>
    </style:style>
    <style:style style:name="TableCell517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518" style:parent-style-name="Default" style:family="paragraph">
      <style:paragraph-properties fo:margin-left="0.0236in">
        <style:tab-stops/>
      </style:paragraph-properties>
    </style:style>
    <style:style style:name="T519" style:parent-style-name="Standaardalinea-lettertype" style:family="text">
      <style:text-properties style:font-name-asian="Calibri" fo:font-weight="bold" style:font-weight-asian="bold"/>
    </style:style>
    <style:style style:name="T520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521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522" style:family="table-row">
      <style:table-row-properties style:min-row-height="0.1375in"/>
    </style:style>
    <style:style style:name="TableCell52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24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525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526" style:parent-style-name="Standaardalinea-lettertype" style:family="text">
      <style:text-properties style:font-name="Arial" style:font-name-asian="Calibri" style:font-name-complex="Arial"/>
    </style:style>
    <style:style style:name="P527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52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29" style:parent-style-name="Standaard" style:family="paragraph">
      <style:paragraph-properties fo:text-align="center"/>
    </style:style>
    <style:style style:name="T53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531" style:parent-style-name="Standaard" style:family="paragraph">
      <style:paragraph-properties fo:text-align="center"/>
    </style:style>
    <style:style style:name="T53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3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34" style:parent-style-name="Standaard" style:family="paragraph">
      <style:paragraph-properties fo:text-align="center"/>
    </style:style>
    <style:style style:name="T53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536" style:parent-style-name="Standaard" style:family="paragraph">
      <style:paragraph-properties fo:text-align="center"/>
    </style:style>
    <style:style style:name="T53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3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39" style:parent-style-name="Standaard" style:family="paragraph">
      <style:paragraph-properties fo:text-align="center"/>
    </style:style>
    <style:style style:name="T54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4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42" style:parent-style-name="Standaard" style:family="paragraph">
      <style:paragraph-properties fo:text-align="center"/>
    </style:style>
    <style:style style:name="T543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544" style:family="table-row">
      <style:table-row-properties style:min-row-height="0.1375in"/>
    </style:style>
    <style:style style:name="P545" style:parent-style-name="Standaard" style:family="paragraph">
      <style:text-properties style:font-name-asian="Calibri" fo:font-weight="bold" style:font-weight-asian="bold" fo:color="#000000"/>
    </style:style>
    <style:style style:name="P546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547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54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54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55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551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552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553" style:family="table-row">
      <style:table-row-properties style:min-row-height="0.1909in"/>
    </style:style>
    <style:style style:name="TableCell55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55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55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5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5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5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6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6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6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6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6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65" style:parent-style-name="Standaard" style:family="paragraph">
      <style:paragraph-properties fo:text-align="center"/>
    </style:style>
    <style:style style:name="T566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567" style:family="table-row">
      <style:table-row-properties style:min-row-height="0.1909in"/>
    </style:style>
    <style:style style:name="TableCell56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69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5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7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7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580" style:family="table-row">
      <style:table-row-properties style:min-row-height="0.1909in"/>
    </style:style>
    <style:style style:name="TableCell58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82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5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9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9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593" style:family="table-row">
      <style:table-row-properties style:min-row-height="0.1909in"/>
    </style:style>
    <style:style style:name="TableCell59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9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5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0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05" style:parent-style-name="Standaard" style:family="paragraph">
      <style:paragraph-properties fo:text-align="center"/>
    </style:style>
    <style:style style:name="T606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607" style:family="table-row">
      <style:table-row-properties style:min-row-height="0.2013in"/>
    </style:style>
    <style:style style:name="TableCell60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09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6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1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620" style:family="table-row">
      <style:table-row-properties style:min-row-height="0.1486in"/>
    </style:style>
    <style:style style:name="TableCell62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22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6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24" style:parent-style-name="Standaard" style:family="paragraph">
      <style:paragraph-properties fo:text-align="end"/>
    </style:style>
    <style:style style:name="T625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626" style:parent-style-name="Standaard" style:family="paragraph">
      <style:paragraph-properties fo:margin-bottom="0.1111in" fo:line-height="101%"/>
      <style:text-properties fo:hyphenate="true"/>
    </style:style>
    <style:style style:name="P627" style:parent-style-name="Standaard" style:family="paragraph">
      <style:paragraph-properties fo:break-before="page" fo:margin-bottom="0.1111in" fo:line-height="101%"/>
      <style:text-properties fo:hyphenate="true"/>
    </style:style>
    <style:style style:name="P628" style:parent-style-name="Standaard" style:family="paragraph">
      <style:paragraph-properties fo:margin-bottom="0.1111in" fo:line-height="101%"/>
      <style:text-properties fo:hyphenate="true"/>
    </style:style>
    <style:style style:name="TableColumn630" style:family="table-column">
      <style:table-column-properties style:column-width="5.668in"/>
    </style:style>
    <style:style style:name="TableColumn631" style:family="table-column">
      <style:table-column-properties style:column-width="0.7486in"/>
    </style:style>
    <style:style style:name="TableColumn632" style:family="table-column">
      <style:table-column-properties style:column-width="0.8256in"/>
    </style:style>
    <style:style style:name="TableColumn633" style:family="table-column">
      <style:table-column-properties style:column-width="0.7506in"/>
    </style:style>
    <style:style style:name="TableColumn634" style:family="table-column">
      <style:table-column-properties style:column-width="0.7798in"/>
    </style:style>
    <style:style style:name="TableColumn635" style:family="table-column">
      <style:table-column-properties style:column-width="0.9527in"/>
    </style:style>
    <style:style style:name="Table629" style:family="table">
      <style:table-properties style:width="9.7256in" style:rel-width="100.08%" fo:margin-left="0in" table:align="left"/>
    </style:style>
    <style:style style:name="TableRow636" style:family="table-row">
      <style:table-row-properties style:min-row-height="0.1375in"/>
    </style:style>
    <style:style style:name="TableCell637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638" style:parent-style-name="Standaard" style:family="paragraph">
      <style:paragraph-properties fo:text-align="center"/>
    </style:style>
    <style:style style:name="T639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640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641" style:family="table-row">
      <style:table-row-properties style:min-row-height="0.1375in"/>
    </style:style>
    <style:style style:name="TableCell642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643" style:parent-style-name="Default" style:family="paragraph">
      <style:paragraph-properties fo:margin-left="0.0236in">
        <style:tab-stops/>
      </style:paragraph-properties>
    </style:style>
    <style:style style:name="T644" style:parent-style-name="Standaardalinea-lettertype" style:family="text">
      <style:text-properties style:font-name-asian="Calibri" fo:font-weight="bold" style:font-weight-asian="bold"/>
    </style:style>
    <style:style style:name="T645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646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647" style:family="table-row">
      <style:table-row-properties style:min-row-height="0.1375in"/>
    </style:style>
    <style:style style:name="TableCell64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49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650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651" style:parent-style-name="Standaardalinea-lettertype" style:family="text">
      <style:text-properties style:font-name="Arial" style:font-name-asian="Calibri" style:font-name-complex="Arial"/>
    </style:style>
    <style:style style:name="P652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65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54" style:parent-style-name="Standaard" style:family="paragraph">
      <style:paragraph-properties fo:text-align="center"/>
    </style:style>
    <style:style style:name="T65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656" style:parent-style-name="Standaard" style:family="paragraph">
      <style:paragraph-properties fo:text-align="center"/>
    </style:style>
    <style:style style:name="T65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65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59" style:parent-style-name="Standaard" style:family="paragraph">
      <style:paragraph-properties fo:text-align="center"/>
    </style:style>
    <style:style style:name="T66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661" style:parent-style-name="Standaard" style:family="paragraph">
      <style:paragraph-properties fo:text-align="center"/>
    </style:style>
    <style:style style:name="T66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66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64" style:parent-style-name="Standaard" style:family="paragraph">
      <style:paragraph-properties fo:text-align="center"/>
    </style:style>
    <style:style style:name="T66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66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67" style:parent-style-name="Standaard" style:family="paragraph">
      <style:paragraph-properties fo:text-align="center"/>
    </style:style>
    <style:style style:name="T668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669" style:family="table-row">
      <style:table-row-properties style:min-row-height="0.1375in"/>
    </style:style>
    <style:style style:name="P670" style:parent-style-name="Standaard" style:family="paragraph">
      <style:text-properties style:font-name-asian="Calibri" fo:font-weight="bold" style:font-weight-asian="bold" fo:color="#000000"/>
    </style:style>
    <style:style style:name="P671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672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67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674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67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67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677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678" style:family="table-row">
      <style:table-row-properties style:min-row-height="0.1909in"/>
    </style:style>
    <style:style style:name="TableCell67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80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6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8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90" style:parent-style-name="Standaard" style:family="paragraph">
      <style:paragraph-properties fo:text-align="center"/>
    </style:style>
    <style:style style:name="T691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692" style:family="table-row">
      <style:table-row-properties style:min-row-height="0.1909in"/>
    </style:style>
    <style:style style:name="TableCell69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94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6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9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0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05" style:family="table-row">
      <style:table-row-properties style:min-row-height="0.1909in"/>
    </style:style>
    <style:style style:name="TableCell70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07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7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17" style:parent-style-name="Standaard" style:family="paragraph">
      <style:paragraph-properties fo:text-align="center"/>
    </style:style>
    <style:style style:name="T718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719" style:family="table-row">
      <style:table-row-properties style:min-row-height="0.2013in"/>
    </style:style>
    <style:style style:name="TableCell72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2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7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3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32" style:family="table-row">
      <style:table-row-properties style:min-row-height="0.1909in"/>
    </style:style>
    <style:style style:name="TableCell73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34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7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4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45" style:family="table-row">
      <style:table-row-properties style:min-row-height="0.1909in"/>
    </style:style>
    <style:style style:name="TableCell74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47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7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5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58" style:family="table-row">
      <style:table-row-properties style:min-row-height="0.1486in"/>
    </style:style>
    <style:style style:name="TableCell75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60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7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62" style:parent-style-name="Standaard" style:family="paragraph">
      <style:paragraph-properties fo:text-align="end"/>
    </style:style>
    <style:style style:name="T76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764" style:parent-style-name="Standaard" style:family="paragraph">
      <style:paragraph-properties fo:margin-bottom="0.1111in" fo:line-height="101%"/>
      <style:text-properties fo:hyphenate="true"/>
    </style:style>
    <style:style style:name="P765" style:parent-style-name="Standaard" style:family="paragraph">
      <style:paragraph-properties fo:break-before="page" fo:margin-bottom="0.1111in" fo:line-height="101%"/>
      <style:text-properties fo:hyphenate="true"/>
    </style:style>
    <style:style style:name="TableColumn767" style:family="table-column">
      <style:table-column-properties style:column-width="5.6652in"/>
    </style:style>
    <style:style style:name="TableColumn768" style:family="table-column">
      <style:table-column-properties style:column-width="0.7493in"/>
    </style:style>
    <style:style style:name="TableColumn769" style:family="table-column">
      <style:table-column-properties style:column-width="0.8263in"/>
    </style:style>
    <style:style style:name="TableColumn770" style:family="table-column">
      <style:table-column-properties style:column-width="0.7506in"/>
    </style:style>
    <style:style style:name="TableColumn771" style:family="table-column">
      <style:table-column-properties style:column-width="0.7805in"/>
    </style:style>
    <style:style style:name="TableColumn772" style:family="table-column">
      <style:table-column-properties style:column-width="0.9534in"/>
    </style:style>
    <style:style style:name="Table766" style:family="table">
      <style:table-properties style:width="9.7256in" style:rel-width="100.08%" fo:margin-left="0in" table:align="left"/>
    </style:style>
    <style:style style:name="TableRow773" style:family="table-row">
      <style:table-row-properties style:min-row-height="0.1375in"/>
    </style:style>
    <style:style style:name="TableCell774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775" style:parent-style-name="Standaard" style:family="paragraph">
      <style:paragraph-properties fo:text-align="center"/>
    </style:style>
    <style:style style:name="T776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777" style:family="table-row">
      <style:table-row-properties style:min-row-height="0.1375in"/>
    </style:style>
    <style:style style:name="TableCell778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779" style:parent-style-name="Default" style:family="paragraph">
      <style:paragraph-properties fo:margin-left="0.0236in">
        <style:tab-stops/>
      </style:paragraph-properties>
    </style:style>
    <style:style style:name="T780" style:parent-style-name="Standaardalinea-lettertype" style:family="text">
      <style:text-properties style:font-name-asian="Calibri" fo:font-weight="bold" style:font-weight-asian="bold"/>
    </style:style>
    <style:style style:name="T781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782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783" style:family="table-row">
      <style:table-row-properties style:min-row-height="0.1375in"/>
    </style:style>
    <style:style style:name="TableCell78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785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786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787" style:parent-style-name="Standaardalinea-lettertype" style:family="text">
      <style:text-properties style:font-name="Arial" style:font-name-asian="Calibri" style:font-name-complex="Arial"/>
    </style:style>
    <style:style style:name="P788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78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790" style:parent-style-name="Standaard" style:family="paragraph">
      <style:paragraph-properties fo:text-align="center"/>
    </style:style>
    <style:style style:name="T79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792" style:parent-style-name="Standaard" style:family="paragraph">
      <style:paragraph-properties fo:text-align="center"/>
    </style:style>
    <style:style style:name="T79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79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795" style:parent-style-name="Standaard" style:family="paragraph">
      <style:paragraph-properties fo:text-align="center"/>
    </style:style>
    <style:style style:name="T79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797" style:parent-style-name="Standaard" style:family="paragraph">
      <style:paragraph-properties fo:text-align="center"/>
    </style:style>
    <style:style style:name="T79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79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00" style:parent-style-name="Standaard" style:family="paragraph">
      <style:paragraph-properties fo:text-align="center"/>
    </style:style>
    <style:style style:name="T80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80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03" style:parent-style-name="Standaard" style:family="paragraph">
      <style:paragraph-properties fo:text-align="center"/>
    </style:style>
    <style:style style:name="T804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805" style:family="table-row">
      <style:table-row-properties style:min-row-height="0.1375in"/>
    </style:style>
    <style:style style:name="P806" style:parent-style-name="Standaard" style:family="paragraph">
      <style:text-properties style:font-name-asian="Calibri" fo:font-weight="bold" style:font-weight-asian="bold" fo:color="#000000"/>
    </style:style>
    <style:style style:name="P807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808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80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81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81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812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81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814" style:family="table-row">
      <style:table-row-properties style:min-row-height="0.1909in"/>
    </style:style>
    <style:style style:name="TableCell81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16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8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1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2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2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26" style:parent-style-name="Standaard" style:family="paragraph">
      <style:paragraph-properties fo:text-align="center"/>
    </style:style>
    <style:style style:name="T827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828" style:family="table-row">
      <style:table-row-properties style:min-row-height="0.1909in"/>
    </style:style>
    <style:style style:name="TableCell82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30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3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4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41" style:family="table-row">
      <style:table-row-properties style:min-row-height="0.1909in"/>
    </style:style>
    <style:style style:name="TableCell84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T843" style:parent-style-name="Standaardalinea-lettertype" style:family="text">
      <style:text-properties style:font-name="Arial" style:font-name-complex="Arial" fo:font-size="10pt" style:font-size-asian="10pt" style:font-size-complex="10pt" fo:language="nl" fo:country="BE"/>
    </style:style>
    <style:style style:name="TableCell8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5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5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54" style:family="table-row">
      <style:table-row-properties style:min-row-height="0.1909in"/>
    </style:style>
    <style:style style:name="TableCell85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56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6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67" style:family="table-row">
      <style:table-row-properties style:min-row-height="0.1909in"/>
    </style:style>
    <style:style style:name="TableCell86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69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7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80" style:family="table-row">
      <style:table-row-properties style:min-row-height="0.1909in"/>
    </style:style>
    <style:style style:name="TableCell88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82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8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9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9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93" style:family="table-row">
      <style:table-row-properties style:min-row-height="0.1909in"/>
    </style:style>
    <style:style style:name="TableCell89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9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0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06" style:family="table-row">
      <style:table-row-properties style:min-row-height="0.1909in"/>
    </style:style>
    <style:style style:name="TableCell90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908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18" style:parent-style-name="Standaard" style:family="paragraph">
      <style:paragraph-properties fo:text-align="center"/>
    </style:style>
    <style:style style:name="T919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920" style:family="table-row">
      <style:table-row-properties style:min-row-height="0.2013in"/>
    </style:style>
    <style:style style:name="TableCell92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922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2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2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2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2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2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3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3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33" style:family="table-row">
      <style:table-row-properties style:min-row-height="0.1909in"/>
    </style:style>
    <style:style style:name="TableCell93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93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3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3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3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3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4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4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4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46" style:family="table-row">
      <style:table-row-properties style:min-row-height="0.1486in"/>
    </style:style>
    <style:style style:name="TableCell94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48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94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50" style:parent-style-name="Standaard" style:family="paragraph">
      <style:paragraph-properties fo:text-align="end"/>
    </style:style>
    <style:style style:name="T951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952" style:parent-style-name="Standaard" style:family="paragraph">
      <style:paragraph-properties fo:margin-bottom="0.1111in" fo:line-height="101%"/>
      <style:text-properties fo:hyphenate="true"/>
    </style:style>
    <style:style style:name="P953" style:parent-style-name="Standaard" style:family="paragraph">
      <style:paragraph-properties fo:break-before="page" fo:margin-bottom="0.1111in" fo:line-height="101%"/>
      <style:text-properties fo:hyphenate="true"/>
    </style:style>
    <style:style style:name="P954" style:parent-style-name="Standaard" style:family="paragraph">
      <style:paragraph-properties fo:margin-bottom="0.1111in" fo:line-height="101%"/>
      <style:text-properties fo:hyphenate="true"/>
    </style:style>
    <style:style style:name="TableColumn956" style:family="table-column">
      <style:table-column-properties style:column-width="5.6701in"/>
    </style:style>
    <style:style style:name="TableColumn957" style:family="table-column">
      <style:table-column-properties style:column-width="0.7479in"/>
    </style:style>
    <style:style style:name="TableColumn958" style:family="table-column">
      <style:table-column-properties style:column-width="0.825in"/>
    </style:style>
    <style:style style:name="TableColumn959" style:family="table-column">
      <style:table-column-properties style:column-width="0.75in"/>
    </style:style>
    <style:style style:name="TableColumn960" style:family="table-column">
      <style:table-column-properties style:column-width="0.7798in"/>
    </style:style>
    <style:style style:name="TableColumn961" style:family="table-column">
      <style:table-column-properties style:column-width="0.9527in"/>
    </style:style>
    <style:style style:name="Table955" style:family="table">
      <style:table-properties style:width="9.7256in" style:rel-width="100.08%" fo:margin-left="0in" table:align="left"/>
    </style:style>
    <style:style style:name="TableRow962" style:family="table-row">
      <style:table-row-properties style:min-row-height="0.1375in"/>
    </style:style>
    <style:style style:name="TableCell963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964" style:parent-style-name="Standaard" style:family="paragraph">
      <style:paragraph-properties fo:text-align="center"/>
    </style:style>
    <style:style style:name="T965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966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967" style:family="table-row">
      <style:table-row-properties style:min-row-height="0.1375in"/>
    </style:style>
    <style:style style:name="TableCell968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969" style:parent-style-name="Default" style:family="paragraph">
      <style:paragraph-properties fo:margin-left="0.0236in">
        <style:tab-stops/>
      </style:paragraph-properties>
    </style:style>
    <style:style style:name="T970" style:parent-style-name="Standaardalinea-lettertype" style:family="text">
      <style:text-properties style:font-name-asian="Calibri" fo:font-weight="bold" style:font-weight-asian="bold"/>
    </style:style>
    <style:style style:name="T971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972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973" style:family="table-row">
      <style:table-row-properties style:min-row-height="0.1375in"/>
    </style:style>
    <style:style style:name="TableCell97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75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976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977" style:parent-style-name="Standaardalinea-lettertype" style:family="text">
      <style:text-properties style:font-name="Arial" style:font-name-asian="Calibri" style:font-name-complex="Arial"/>
    </style:style>
    <style:style style:name="P978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97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80" style:parent-style-name="Standaard" style:family="paragraph">
      <style:paragraph-properties fo:text-align="center"/>
    </style:style>
    <style:style style:name="T98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982" style:parent-style-name="Standaard" style:family="paragraph">
      <style:paragraph-properties fo:text-align="center"/>
    </style:style>
    <style:style style:name="T98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8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85" style:parent-style-name="Standaard" style:family="paragraph">
      <style:paragraph-properties fo:text-align="center"/>
    </style:style>
    <style:style style:name="T98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987" style:parent-style-name="Standaard" style:family="paragraph">
      <style:paragraph-properties fo:text-align="center"/>
    </style:style>
    <style:style style:name="T98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8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90" style:parent-style-name="Standaard" style:family="paragraph">
      <style:paragraph-properties fo:text-align="center"/>
    </style:style>
    <style:style style:name="T99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9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93" style:parent-style-name="Standaard" style:family="paragraph">
      <style:paragraph-properties fo:text-align="center"/>
    </style:style>
    <style:style style:name="T994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995" style:family="table-row">
      <style:table-row-properties style:min-row-height="0.1375in"/>
    </style:style>
    <style:style style:name="P996" style:parent-style-name="Standaard" style:family="paragraph">
      <style:text-properties style:font-name-asian="Calibri" fo:font-weight="bold" style:font-weight-asian="bold" fo:color="#000000"/>
    </style:style>
    <style:style style:name="P997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998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99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00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100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002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100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1004" style:family="table-row">
      <style:table-row-properties style:min-row-height="0.1909in"/>
    </style:style>
    <style:style style:name="TableCell100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06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0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16" style:parent-style-name="Standaard" style:family="paragraph">
      <style:paragraph-properties fo:text-align="center"/>
    </style:style>
    <style:style style:name="T1017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1018" style:family="table-row">
      <style:table-row-properties style:min-row-height="0.1909in"/>
    </style:style>
    <style:style style:name="TableCell101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20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0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3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31" style:family="table-row">
      <style:table-row-properties style:min-row-height="0.1909in"/>
    </style:style>
    <style:style style:name="TableCell103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3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3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3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3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3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4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4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4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4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44" style:family="table-row">
      <style:table-row-properties style:min-row-height="0.1909in"/>
    </style:style>
    <style:style style:name="TableCell104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4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4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4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4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5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5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5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5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5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5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5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57" style:family="table-row">
      <style:table-row-properties style:min-row-height="0.1909in"/>
    </style:style>
    <style:style style:name="TableCell105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5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6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6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6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6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6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6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6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6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6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6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70" style:family="table-row">
      <style:table-row-properties style:min-row-height="0.1909in"/>
    </style:style>
    <style:style style:name="TableCell107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7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7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7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7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7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7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7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7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8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8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83" style:family="table-row">
      <style:table-row-properties style:min-row-height="0.1909in"/>
    </style:style>
    <style:style style:name="TableCell108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8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8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8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8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9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96" style:family="table-row">
      <style:table-row-properties style:min-row-height="0.1909in"/>
    </style:style>
    <style:style style:name="TableCell109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9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9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0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09" style:family="table-row">
      <style:table-row-properties style:min-row-height="0.1909in"/>
    </style:style>
    <style:style style:name="TableCell111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1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2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22" style:family="table-row">
      <style:table-row-properties style:min-row-height="0.1909in"/>
    </style:style>
    <style:style style:name="TableCell112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2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2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2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2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3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35" style:family="table-row">
      <style:table-row-properties style:min-row-height="0.1909in"/>
    </style:style>
    <style:style style:name="TableCell113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3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3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4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4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4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4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48" style:family="table-row">
      <style:table-row-properties style:min-row-height="0.1909in"/>
    </style:style>
    <style:style style:name="TableCell114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5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5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5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5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5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5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6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61" style:family="table-row">
      <style:table-row-properties style:min-row-height="0.2013in"/>
    </style:style>
    <style:style style:name="TableCell116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63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16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6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6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6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7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7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74" style:family="table-row">
      <style:table-row-properties style:min-row-height="0.1909in"/>
    </style:style>
    <style:style style:name="TableCell117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7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7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7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7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8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8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8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87" style:family="table-row">
      <style:table-row-properties style:min-row-height="0.1909in"/>
    </style:style>
    <style:style style:name="TableCell118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8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9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9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9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00" style:family="table-row">
      <style:table-row-properties style:min-row-height="0.1909in"/>
    </style:style>
    <style:style style:name="TableCell120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0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0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1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13" style:family="table-row">
      <style:table-row-properties style:min-row-height="0.1909in"/>
    </style:style>
    <style:style style:name="TableCell121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1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2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26" style:family="table-row">
      <style:table-row-properties style:min-row-height="0.1909in"/>
    </style:style>
    <style:style style:name="TableCell122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2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3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39" style:family="table-row">
      <style:table-row-properties style:min-row-height="0.1909in"/>
    </style:style>
    <style:style style:name="TableCell124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4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5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52" style:family="table-row">
      <style:table-row-properties style:min-row-height="0.1909in"/>
    </style:style>
    <style:style style:name="TableCell125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5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6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65" style:family="table-row">
      <style:table-row-properties style:min-row-height="0.1909in"/>
    </style:style>
    <style:style style:name="TableCell126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6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7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78" style:family="table-row">
      <style:table-row-properties style:min-row-height="0.1909in"/>
    </style:style>
    <style:style style:name="TableCell127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8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9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91" style:family="table-row">
      <style:table-row-properties style:min-row-height="0.1486in"/>
    </style:style>
    <style:style style:name="TableCell129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93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2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95" style:parent-style-name="Standaard" style:family="paragraph">
      <style:paragraph-properties fo:text-align="end"/>
    </style:style>
    <style:style style:name="T1296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297" style:parent-style-name="Standaard" style:family="paragraph">
      <style:paragraph-properties fo:margin-bottom="0.1111in" fo:line-height="101%"/>
      <style:text-properties fo:hyphenate="true"/>
    </style:style>
    <style:style style:name="P1298" style:parent-style-name="Standaard" style:family="paragraph">
      <style:paragraph-properties fo:margin-bottom="0.1111in" fo:line-height="101%"/>
      <style:text-properties fo:hyphenate="true"/>
    </style:style>
    <style:style style:name="P1299" style:parent-style-name="Standaard" style:family="paragraph">
      <style:paragraph-properties fo:margin-bottom="0.1111in" fo:line-height="101%"/>
      <style:text-properties fo:hyphenate="true"/>
    </style:style>
    <style:style style:name="P1300" style:parent-style-name="Standaard" style:family="paragraph">
      <style:paragraph-properties fo:margin-bottom="0.1111in" fo:line-height="101%"/>
      <style:text-properties fo:hyphenate="true"/>
    </style:style>
    <style:style style:name="P1301" style:parent-style-name="Standaard" style:family="paragraph">
      <style:paragraph-properties fo:margin-bottom="0.1111in" fo:line-height="101%"/>
      <style:text-properties fo:hyphenate="true"/>
    </style:style>
  </office:automatic-styles>
  <office:body>
    <office:text text:use-soft-page-breaks="true">
      <text:p text:style-name="P1">Basistechnieken tegelzetten</text:p>
      <text:p text:style-name="Standa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<text:span text:style-name="T12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6">
            <text:p text:style-name="P15"><text:span text:style-name="T16">Hoofddoel:</text:span><text:span text:style-name="T17"><text:s/>Basistechnieken van tegelzetten uitvoeren.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rows-spanned="2">
            <text:p text:style-name="P21"><text:span text:style-name="T22">Subdoel:<text:s/></text:span><text:span text:style-name="T23">Ondergrond evalueren.</text:span></text:p>
            <text:p text:style-name="P24"/>
          </table:table-cell>
          <table:table-cell table:style-name="TableCell25" table:number-rows-spanned="2">
            <text:p text:style-name="P26"><text:span text:style-name="T27">OK</text:span></text:p>
            <text:p text:style-name="P28"><text:span text:style-name="T29">(2)</text:span></text:p>
          </table:table-cell>
          <table:table-cell table:style-name="TableCell30" table:number-rows-spanned="2">
            <text:p text:style-name="P31"><text:span text:style-name="T32">NOK</text:span></text:p>
            <text:p text:style-name="P33"><text:span text:style-name="T34">(0)</text:span></text:p>
          </table:table-cell>
          <table:table-cell table:style-name="TableCell35" table:number-columns-spanned="2">
            <text:p text:style-name="P36"><text:span text:style-name="T37">R</text:span></text:p>
          </table:table-cell>
          <table:covered-table-cell/>
          <table:table-cell table:style-name="TableCell38" table:number-rows-spanned="2">
            <text:p text:style-name="P39"><text:span text:style-name="T40">Gewicht</text:span></text:p>
          </table:table-cell>
        </table:table-row>
        <table:table-row table:style-name="TableRow41">
          <table:covered-table-cell>
            <text:p text:style-name="P42"/>
          </table:covered-table-cell>
          <table:covered-table-cell>
            <text:p text:style-name="P43"/>
          </table:covered-table-cell>
          <table:covered-table-cell>
            <text:p text:style-name="P44"/>
          </table:covered-table-cell>
          <table:table-cell table:style-name="TableCell45">
            <text:p text:style-name="Standaard"><text:span text:style-name="T46">Ok(1)</text:span></text:p>
          </table:table-cell>
          <table:table-cell table:style-name="TableCell47">
            <text:p text:style-name="Standaard"><text:span text:style-name="T48">Nok(0)</text:span></text:p>
          </table:table-cell>
          <table:covered-table-cell>
            <text:p text:style-name="P49"/>
          </table:covered-table-cell>
        </table:table-row>
        <table:table-row table:style-name="TableRow50">
          <table:table-cell table:style-name="TableCell51">
            <text:p text:style-name="P52">Vlakheid: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<text:span text:style-name="T63">X 1</text:span></text:p>
          </table:table-cell>
        </table:table-row>
        <table:table-row table:style-name="TableRow64">
          <table:table-cell table:style-name="TableCell65">
            <text:p text:style-name="P66">Muur: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Controleert en beoordeelt de vlakheid van de muur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Controleert en beoordeelt de loodrechtheid van de muur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Controleert en beoordeelt de staat van de muur (gebreken,<text:s/>beschadigingen, vochtplekken…)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Vloer: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Controleert en beoordeelt de vlakheid van de vloer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Controleert en beoordeelt de loodrechtheid van de vloer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Controleert en beoordeelt de staat van de vloer (gebreken, beschadigingen,<text:s/>vochtplekken…)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Totaal:</text:p>
          </table:table-cell>
          <table:table-cell table:style-name="TableCell171" table:number-columns-spanned="5">
            <text:p text:style-name="P172"><text:span text:style-name="T173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174"/>
      <text:p text:style-name="Standaard"/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 table:number-columns-spanned="6">
            <text:p text:style-name="P184"><text:span text:style-name="T185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6">
          <table:table-cell table:style-name="TableCell187" table:number-columns-spanned="6">
            <text:p text:style-name="P188"><text:span text:style-name="T189">Hoofddoel:</text:span><text:span text:style-name="T190"><text:s/>Basistechnieken van tegelzetten uitvoeren.</text:span></text:p>
            <text:p text:style-name="P19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rows-spanned="2">
            <text:p text:style-name="P194"><text:span text:style-name="T195">Subdoel</text:span><text:span text:style-name="T196">: Niet te betegelen elementen beschermen</text:span></text:p>
            <text:p text:style-name="P197"/>
          </table:table-cell>
          <table:table-cell table:style-name="TableCell198" table:number-rows-spanned="2">
            <text:p text:style-name="P199"><text:span text:style-name="T200">OK</text:span></text:p>
            <text:p text:style-name="P201"><text:span text:style-name="T202">(2)</text:span></text:p>
          </table:table-cell>
          <table:table-cell table:style-name="TableCell203" table:number-rows-spanned="2">
            <text:p text:style-name="P204"><text:span text:style-name="T205">NOK</text:span></text:p>
            <text:p text:style-name="P206"><text:span text:style-name="T207">(0)</text:span></text:p>
          </table:table-cell>
          <table:table-cell table:style-name="TableCell208" table:number-columns-spanned="2">
            <text:p text:style-name="P209"><text:span text:style-name="T210">R</text:span></text:p>
          </table:table-cell>
          <table:covered-table-cell/>
          <table:table-cell table:style-name="TableCell211" table:number-rows-spanned="2">
            <text:p text:style-name="P212"><text:span text:style-name="T213">Gewicht</text:span></text:p>
          </table:table-cell>
        </table:table-row>
        <table:table-row table:style-name="TableRow214">
          <table:covered-table-cell>
            <text:p text:style-name="P215"/>
          </table:covered-table-cell>
          <table:covered-table-cell>
            <text:p text:style-name="P216"/>
          </table:covered-table-cell>
          <table:covered-table-cell>
            <text:p text:style-name="P217"/>
          </table:covered-table-cell>
          <table:table-cell table:style-name="TableCell218">
            <text:p text:style-name="Standaard"><text:span text:style-name="T219">Ok(1)</text:span></text:p>
          </table:table-cell>
          <table:table-cell table:style-name="TableCell220">
            <text:p text:style-name="Standaard"><text:span text:style-name="T221">Nok(0)</text:span></text:p>
          </table:table-cell>
          <table:covered-table-cell>
            <text:p text:style-name="P222"/>
          </table:covered-table-cell>
        </table:table-row>
        <table:table-row table:style-name="TableRow223">
          <table:table-cell table:style-name="TableCell224">
            <text:p text:style-name="P225">Vloer<text:s/>beschermen: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<text:span text:style-name="T236">X 1</text:span></text:p>
          </table:table-cell>
        </table:table-row>
        <table:table-row table:style-name="TableRow237">
          <table:table-cell table:style-name="TableCell238">
            <text:p text:style-name="P239">Beschermt de vloer waar nodig met karton of papier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Beschermen van bad of douche bak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Aansluiting plafond/andere muur beschermen: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<text:span text:style-name="T276">X 2</text:span></text:p>
          </table:table-cell>
        </table:table-row>
        <table:table-row table:style-name="TableRow277">
          <table:table-cell table:style-name="TableCell278">
            <text:p text:style-name="P279">Plakt overgangen (muur-plafond of vloer-muur) af met plakband.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Plaatst waar<text:s/>nodig beschermfolie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Aansluiting ramen en deuren beschermen: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Plakt overgangen (ramen en deuren) af met plakband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Plaatst waar nodig beschermfolie.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 table:number-columns-spanned="5">
            <text:p text:style-name="P346"/>
          </table:table-cell>
          <table:covered-table-cell/>
          <table:covered-table-cell/>
          <table:covered-table-cell/>
          <table:covered-table-cell/>
        </table:table-row>
        <table:table-row table:style-name="TableRow347">
          <table:table-cell table:style-name="TableCell348">
            <text:p text:style-name="P349">Totaal:</text:p>
          </table:table-cell>
          <table:table-cell table:style-name="TableCell350" table:number-columns-spanned="5">
            <text:p text:style-name="P351"><text:span text:style-name="T352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353"/>
      <text:p text:style-name="Standaard"/>
      <text:p text:style-name="Standaard"/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 table:number-columns-spanned="6">
            <text:p text:style-name="P363"><text:span text:style-name="T364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5">
          <table:table-cell table:style-name="TableCell366" table:number-columns-spanned="6">
            <text:p text:style-name="P3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8">
          <table:table-cell table:style-name="TableCell369" table:number-columns-spanned="6">
            <text:p text:style-name="P370"><text:span text:style-name="T371">Hoofddoel:</text:span><text:span text:style-name="T372"><text:s/>Basistechnieken van tegelzetten uitvoeren.</text:span></text:p>
            <text:p text:style-name="P3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4">
          <table:table-cell table:style-name="TableCell375" table:number-rows-spanned="2">
            <text:p text:style-name="P376"><text:span text:style-name="T377">Subdoel</text:span><text:span text:style-name="T378">: Oppervlakte schoonmaken</text:span></text:p>
            <text:p text:style-name="P379"/>
          </table:table-cell>
          <table:table-cell table:style-name="TableCell380" table:number-rows-spanned="2">
            <text:p text:style-name="P381"><text:span text:style-name="T382">OK</text:span></text:p>
            <text:p text:style-name="P383"><text:span text:style-name="T384">(2)</text:span></text:p>
          </table:table-cell>
          <table:table-cell table:style-name="TableCell385" table:number-rows-spanned="2">
            <text:p text:style-name="P386"><text:span text:style-name="T387">NOK</text:span></text:p>
            <text:p text:style-name="P388"><text:span text:style-name="T389">(0)</text:span></text:p>
          </table:table-cell>
          <table:table-cell table:style-name="TableCell390" table:number-columns-spanned="2">
            <text:p text:style-name="P391"><text:span text:style-name="T392">R</text:span></text:p>
          </table:table-cell>
          <table:covered-table-cell/>
          <table:table-cell table:style-name="TableCell393" table:number-rows-spanned="2">
            <text:p text:style-name="P394"><text:span text:style-name="T395">Gewicht</text:span></text:p>
          </table:table-cell>
        </table:table-row>
        <table:table-row table:style-name="TableRow396">
          <table:covered-table-cell>
            <text:p text:style-name="P397"/>
          </table:covered-table-cell>
          <table:covered-table-cell>
            <text:p text:style-name="P398"/>
          </table:covered-table-cell>
          <table:covered-table-cell>
            <text:p text:style-name="P399"/>
          </table:covered-table-cell>
          <table:table-cell table:style-name="TableCell400">
            <text:p text:style-name="Standaard"><text:span text:style-name="T401">Ok(1)</text:span></text:p>
          </table:table-cell>
          <table:table-cell table:style-name="TableCell402">
            <text:p text:style-name="Standaard"><text:span text:style-name="T403">Nok(0)</text:span></text:p>
          </table:table-cell>
          <table:covered-table-cell>
            <text:p text:style-name="P404"/>
          </table:covered-table-cell>
        </table:table-row>
        <table:table-row table:style-name="TableRow405">
          <table:table-cell table:style-name="TableCell406">
            <text:p text:style-name="P407">Verwijderen van restvuil: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><text:span text:style-name="T418">X 1</text:span></text:p>
          </table:table-cell>
        </table:table-row>
        <table:table-row table:style-name="TableRow419">
          <table:table-cell table:style-name="TableCell420">
            <text:p text:style-name="P421">Verwijdert alle afval uit de ruimte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Verwijdert rest- of overtollig materiaal van<text:s/>het te betegelen oppervlakte (bezetsel-, chaperesten)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Ondergrond stofvrij maken: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><text:span text:style-name="T458">X 2</text:span></text:p>
          </table:table-cell>
        </table:table-row>
        <table:table-row table:style-name="TableRow459">
          <table:table-cell table:style-name="TableCell460">
            <text:p text:style-name="P461">Veegt het te betegelen vloeroppervlakte schoon..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Veegt het te betegelen wandoppervlakte schoon</text:p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Stofzuigt indien nodig de te betegelen oppervlakte.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Totaal:</text:p>
          </table:table-cell>
          <table:table-cell table:style-name="TableCell501" table:number-columns-spanned="5">
            <text:p text:style-name="P502"><text:span text:style-name="T503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04"/>
      <table:table table:style-name="Table505">
        <table:table-columns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 table:number-columns-spanned="6">
            <text:p text:style-name="P514"><text:span text:style-name="T515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6">
          <table:table-cell table:style-name="TableCell517" table:number-columns-spanned="6">
            <text:p text:style-name="P518"><text:span text:style-name="T519">Hoofddoel:</text:span><text:span text:style-name="T520"><text:s/>Basistechnieken van tegelzetten uitvoeren.</text:span></text:p>
            <text:p text:style-name="P5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2">
          <table:table-cell table:style-name="TableCell523" table:number-rows-spanned="2">
            <text:p text:style-name="P524"><text:span text:style-name="T525">Subdoel</text:span><text:span text:style-name="T526">: Oppervlakte voorbehandelen</text:span></text:p>
            <text:p text:style-name="P527"/>
          </table:table-cell>
          <table:table-cell table:style-name="TableCell528" table:number-rows-spanned="2">
            <text:p text:style-name="P529"><text:span text:style-name="T530">OK</text:span></text:p>
            <text:p text:style-name="P531"><text:span text:style-name="T532">(2)</text:span></text:p>
          </table:table-cell>
          <table:table-cell table:style-name="TableCell533" table:number-rows-spanned="2">
            <text:p text:style-name="P534"><text:span text:style-name="T535">NOK</text:span></text:p>
            <text:p text:style-name="P536"><text:span text:style-name="T537">(0)</text:span></text:p>
          </table:table-cell>
          <table:table-cell table:style-name="TableCell538" table:number-columns-spanned="2">
            <text:p text:style-name="P539"><text:span text:style-name="T540">R</text:span></text:p>
          </table:table-cell>
          <table:covered-table-cell/>
          <table:table-cell table:style-name="TableCell541" table:number-rows-spanned="2">
            <text:p text:style-name="P542"><text:span text:style-name="T543">Gewicht</text:span></text:p>
          </table:table-cell>
        </table:table-row>
        <table:table-row table:style-name="TableRow544">
          <table:covered-table-cell>
            <text:p text:style-name="P545"/>
          </table:covered-table-cell>
          <table:covered-table-cell>
            <text:p text:style-name="P546"/>
          </table:covered-table-cell>
          <table:covered-table-cell>
            <text:p text:style-name="P547"/>
          </table:covered-table-cell>
          <table:table-cell table:style-name="TableCell548">
            <text:p text:style-name="Standaard"><text:span text:style-name="T549">Ok(1)</text:span></text:p>
          </table:table-cell>
          <table:table-cell table:style-name="TableCell550">
            <text:p text:style-name="Standaard"><text:span text:style-name="T551">Nok(0)</text:span></text:p>
          </table:table-cell>
          <table:covered-table-cell>
            <text:p text:style-name="P552"/>
          </table:covered-table-cell>
        </table:table-row>
        <table:table-row table:style-name="TableRow553">
          <table:table-cell table:style-name="TableCell554">
            <text:p text:style-name="P555">Primer/hechtingslaag <text:s/>kunnen aanbrengen: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><text:span text:style-name="T566">X 1</text:span></text:p>
          </table:table-cell>
        </table:table-row>
        <table:table-row table:style-name="TableRow567">
          <table:table-cell table:style-name="TableCell568">
            <text:p text:style-name="P569">Leest de product info.</text:p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Maakt het product gebruiksklaar volgens voorschrift van de producent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</table:table-row>
        <table:table-row table:style-name="TableRow593">
          <table:table-cell table:style-name="TableCell594">
            <text:p text:style-name="P595">Brengt het product op voorgeschreven wijze aan</text:p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><text:span text:style-name="T606">X 2</text:span></text:p>
          </table:table-cell>
        </table:table-row>
        <table:table-row table:style-name="TableRow607">
          <table:table-cell table:style-name="TableCell608">
            <text:p text:style-name="P609">Respecteert de juiste wachttijd.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Totaal:</text:p>
          </table:table-cell>
          <table:table-cell table:style-name="TableCell623" table:number-columns-spanned="5">
            <text:p text:style-name="P624"><text:span text:style-name="T625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26"/>
      <text:p text:style-name="P627"/>
      <text:p text:style-name="P628"/>
      <table:table table:style-name="Table629">
        <table:table-columns>
          <table:table-column table:style-name="TableColumn630"/>
          <table:table-column table:style-name="TableColumn631"/>
          <table:table-column table:style-name="TableColumn632"/>
          <table:table-column table:style-name="TableColumn633"/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 table:number-columns-spanned="6">
            <text:p text:style-name="P638"><text:span text:style-name="T639">Opleiding Tegelzetter: module<text:s/></text:span><text:span text:style-name="T640">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1">
          <table:table-cell table:style-name="TableCell642" table:number-columns-spanned="6">
            <text:p text:style-name="P643"><text:span text:style-name="T644">Hoofddoel:</text:span><text:span text:style-name="T645"><text:s/>Basistechnieken van tegelzetten uitvoeren.</text:span></text:p>
            <text:p text:style-name="P6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">
          <table:table-cell table:style-name="TableCell648" table:number-rows-spanned="2">
            <text:p text:style-name="P649"><text:span text:style-name="T650">Subdoel</text:span><text:span text:style-name="T651">: tegels selecteren</text:span></text:p>
            <text:p text:style-name="P652"/>
          </table:table-cell>
          <table:table-cell table:style-name="TableCell653" table:number-rows-spanned="2">
            <text:p text:style-name="P654"><text:span text:style-name="T655">OK</text:span></text:p>
            <text:p text:style-name="P656"><text:span text:style-name="T657">(2)</text:span></text:p>
          </table:table-cell>
          <table:table-cell table:style-name="TableCell658" table:number-rows-spanned="2">
            <text:p text:style-name="P659"><text:span text:style-name="T660">NOK</text:span></text:p>
            <text:p text:style-name="P661"><text:span text:style-name="T662">(0)</text:span></text:p>
          </table:table-cell>
          <table:table-cell table:style-name="TableCell663" table:number-columns-spanned="2">
            <text:p text:style-name="P664"><text:span text:style-name="T665">R</text:span></text:p>
          </table:table-cell>
          <table:covered-table-cell/>
          <table:table-cell table:style-name="TableCell666" table:number-rows-spanned="2">
            <text:p text:style-name="P667"><text:span text:style-name="T668">Gewicht</text:span></text:p>
          </table:table-cell>
        </table:table-row>
        <table:table-row table:style-name="TableRow669">
          <table:covered-table-cell>
            <text:p text:style-name="P670"/>
          </table:covered-table-cell>
          <table:covered-table-cell>
            <text:p text:style-name="P671"/>
          </table:covered-table-cell>
          <table:covered-table-cell>
            <text:p text:style-name="P672"/>
          </table:covered-table-cell>
          <table:table-cell table:style-name="TableCell673">
            <text:p text:style-name="Standaard"><text:span text:style-name="T674">Ok(1)</text:span></text:p>
          </table:table-cell>
          <table:table-cell table:style-name="TableCell675">
            <text:p text:style-name="Standaard"><text:span text:style-name="T676">Nok(0)</text:span></text:p>
          </table:table-cell>
          <table:covered-table-cell>
            <text:p text:style-name="P677"/>
          </table:covered-table-cell>
        </table:table-row>
        <table:table-row table:style-name="TableRow678">
          <table:table-cell table:style-name="TableCell679">
            <text:p text:style-name="P680">Juiste type tegels (wand of vloertegels) bepalen:</text:p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><text:span text:style-name="T691">X 1</text:span></text:p>
          </table:table-cell>
        </table:table-row>
        <table:table-row table:style-name="TableRow692">
          <table:table-cell table:style-name="TableCell693">
            <text:p text:style-name="P694">Herkent het doel van de tegel (wand of<text:s/>vloertegel)</text:p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</table:table-row>
        <table:table-row table:style-name="TableRow705">
          <table:table-cell table:style-name="TableCell706">
            <text:p text:style-name="P707">Fouten kunnen opmerken <text:s/>(breuken, productiefouten):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><text:span text:style-name="T718">X 2</text:span></text:p>
          </table:table-cell>
        </table:table-row>
        <table:table-row table:style-name="TableRow719">
          <table:table-cell table:style-name="TableCell720">
            <text:p text:style-name="P721">Controleert de tegels op producteigenschap (serienummer, kleur…)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>Productiefouten in tegels kunnen opmerken (spatten, haarscheurtjes…).</text:p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Kleurverschillen tussen tegels<text:s/>kunnen vaststellen.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</table:table-row>
        <table:table-row table:style-name="TableRow758">
          <table:table-cell table:style-name="TableCell759">
            <text:p text:style-name="P760">Totaal:</text:p>
          </table:table-cell>
          <table:table-cell table:style-name="TableCell761" table:number-columns-spanned="5">
            <text:p text:style-name="P762"><text:span text:style-name="T763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64"/>
      <text:p text:style-name="P765"/>
      <table:table table:style-name="Table766">
        <table:table-columns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 table:number-columns-spanned="6">
            <text:p text:style-name="P775"><text:span text:style-name="T776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7">
          <table:table-cell table:style-name="TableCell778" table:number-columns-spanned="6">
            <text:p text:style-name="P779"><text:span text:style-name="T780">Hoofddoel:</text:span><text:span text:style-name="T781"><text:s/>Basistechnieken van tegelzetten uitvoeren.</text:span></text:p>
            <text:p text:style-name="P7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3">
          <table:table-cell table:style-name="TableCell784" table:number-rows-spanned="2">
            <text:p text:style-name="P785"><text:span text:style-name="T786">Subdoel</text:span><text:span text:style-name="T787">: Species aanmaken.</text:span></text:p>
            <text:p text:style-name="P788"/>
          </table:table-cell>
          <table:table-cell table:style-name="TableCell789" table:number-rows-spanned="2">
            <text:p text:style-name="P790"><text:span text:style-name="T791">OK</text:span></text:p>
            <text:p text:style-name="P792"><text:span text:style-name="T793">(2)</text:span></text:p>
          </table:table-cell>
          <table:table-cell table:style-name="TableCell794" table:number-rows-spanned="2">
            <text:p text:style-name="P795"><text:span text:style-name="T796">NOK</text:span></text:p>
            <text:p text:style-name="P797"><text:span text:style-name="T798">(0)</text:span></text:p>
          </table:table-cell>
          <table:table-cell table:style-name="TableCell799" table:number-columns-spanned="2">
            <text:p text:style-name="P800"><text:span text:style-name="T801">R</text:span></text:p>
          </table:table-cell>
          <table:covered-table-cell/>
          <table:table-cell table:style-name="TableCell802" table:number-rows-spanned="2">
            <text:p text:style-name="P803"><text:span text:style-name="T804">Gewicht</text:span></text:p>
          </table: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covered-table-cell>
            <text:p text:style-name="P808"/>
          </table:covered-table-cell>
          <table:table-cell table:style-name="TableCell809">
            <text:p text:style-name="Standaard"><text:span text:style-name="T810">Ok(1)</text:span></text:p>
          </table:table-cell>
          <table:table-cell table:style-name="TableCell811">
            <text:p text:style-name="Standaard"><text:span text:style-name="T812">Nok(0)</text:span></text:p>
          </table:table-cell>
          <table:covered-table-cell>
            <text:p text:style-name="P813"/>
          </table:covered-table-cell>
        </table:table-row>
        <table:table-row table:style-name="TableRow814">
          <table:table-cell table:style-name="TableCell815">
            <text:p text:style-name="P816">Tegellijm voor vloertegels: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><text:span text:style-name="T827">X 1</text:span></text:p>
          </table:table-cell>
        </table:table-row>
        <table:table-row table:style-name="TableRow828">
          <table:table-cell table:style-name="TableCell829">
            <text:p text:style-name="P830">Schat de noodzakelijk hoeveelheid aan te maken lijm/specie in</text:p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</table:table-row>
        <table:table-row table:style-name="TableRow841">
          <table:table-cell table:style-name="TableCell842">
            <text:p text:style-name="Geenafstand"><text:span text:style-name="T843">Juiste verhouding kunnen bepalen:</text:span></text:p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</table:table-row>
        <table:table-row table:style-name="TableRow854">
          <table:table-cell table:style-name="TableCell855">
            <text:p text:style-name="P856">Lijm aanmaken volgens de voorschriften van de producent.</text:p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</table:table-row>
        <table:table-row table:style-name="TableRow867">
          <table:table-cell table:style-name="TableCell868">
            <text:p text:style-name="P869">Meng tijden respecteren.</text:p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</table:table-row>
        <table:table-row table:style-name="TableRow880">
          <table:table-cell table:style-name="TableCell881">
            <text:p text:style-name="P882">Tegellijm voor wandtegels:</text:p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>Schat de<text:s/>noodzakelijk hoeveelheid aan te maken lijm in</text:p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</table:table-row>
        <table:table-row table:style-name="TableRow906">
          <table:table-cell table:style-name="TableCell907">
            <text:p text:style-name="P908">Juiste verhouding kunnen bepalen:</text:p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><text:span text:style-name="T919">X 2</text:span></text:p>
          </table:table-cell>
        </table:table-row>
        <table:table-row table:style-name="TableRow920">
          <table:table-cell table:style-name="TableCell921">
            <text:p text:style-name="P922">Lijm aanmaken volgens de voorschriften van de producent.</text:p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</table:table-row>
        <table:table-row table:style-name="TableRow933">
          <table:table-cell table:style-name="TableCell934">
            <text:p text:style-name="P935">Meng tijden respecteren.</text:p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</table:table-row>
        <table:table-row table:style-name="TableRow946">
          <table:table-cell table:style-name="TableCell947">
            <text:p text:style-name="P948">Totaal:</text:p>
          </table:table-cell>
          <table:table-cell table:style-name="TableCell949" table:number-columns-spanned="5">
            <text:p text:style-name="P950"><text:span text:style-name="T951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52"><text:line-break/><text:line-break/></text:p>
      <text:p text:style-name="P953"/>
      <text:p text:style-name="P954"/>
      <table:table table:style-name="Table955">
        <table:table-columns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  <table:table-column table:style-name="TableColumn961"/>
        </table:table-columns>
        <table:table-row table:style-name="TableRow962">
          <table:table-cell table:style-name="TableCell963" table:number-columns-spanned="6">
            <text:p text:style-name="P964"><text:span text:style-name="T965">Opleiding Tegelzetter: module basistechnieken<text:s/></text:span><text:span text:style-name="T966">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7">
          <table:table-cell table:style-name="TableCell968" table:number-columns-spanned="6">
            <text:p text:style-name="P969"><text:span text:style-name="T970">Hoofddoel:</text:span><text:span text:style-name="T971"><text:s/>Basistechnieken van tegelzetten uitvoeren.</text:span></text:p>
            <text:p text:style-name="P9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3">
          <table:table-cell table:style-name="TableCell974" table:number-rows-spanned="2">
            <text:p text:style-name="P975"><text:span text:style-name="T976">Subdoel</text:span><text:span text:style-name="T977">: tegels plaatsen.</text:span></text:p>
            <text:p text:style-name="P978"/>
          </table:table-cell>
          <table:table-cell table:style-name="TableCell979" table:number-rows-spanned="2">
            <text:p text:style-name="P980"><text:span text:style-name="T981">OK</text:span></text:p>
            <text:p text:style-name="P982"><text:span text:style-name="T983">(2)</text:span></text:p>
          </table:table-cell>
          <table:table-cell table:style-name="TableCell984" table:number-rows-spanned="2">
            <text:p text:style-name="P985"><text:span text:style-name="T986">NOK</text:span></text:p>
            <text:p text:style-name="P987"><text:span text:style-name="T988">(0)</text:span></text:p>
          </table:table-cell>
          <table:table-cell table:style-name="TableCell989" table:number-columns-spanned="2">
            <text:p text:style-name="P990"><text:span text:style-name="T991">R</text:span></text:p>
          </table:table-cell>
          <table:covered-table-cell/>
          <table:table-cell table:style-name="TableCell992" table:number-rows-spanned="2">
            <text:p text:style-name="P993"><text:span text:style-name="T994">Gewicht</text:span></text:p>
          </table:table-cell>
        </table:table-row>
        <table:table-row table:style-name="TableRow995">
          <table:covered-table-cell>
            <text:p text:style-name="P996"/>
          </table:covered-table-cell>
          <table:covered-table-cell>
            <text:p text:style-name="P997"/>
          </table:covered-table-cell>
          <table:covered-table-cell>
            <text:p text:style-name="P998"/>
          </table:covered-table-cell>
          <table:table-cell table:style-name="TableCell999">
            <text:p text:style-name="Standaard"><text:span text:style-name="T1000">Ok(1)</text:span></text:p>
          </table:table-cell>
          <table:table-cell table:style-name="TableCell1001">
            <text:p text:style-name="Standaard"><text:span text:style-name="T1002">Nok(0)</text:span></text:p>
          </table:table-cell>
          <table:covered-table-cell>
            <text:p text:style-name="P1003"/>
          </table:covered-table-cell>
        </table:table-row>
        <table:table-row table:style-name="TableRow1004">
          <table:table-cell table:style-name="TableCell1005">
            <text:p text:style-name="P1006">Noodzakelijke lijnen aftekenen (loodlijnen en aanzetlijnen)</text:p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><text:span text:style-name="T1017">X 1</text:span></text:p>
          </table:table-cell>
        </table:table-row>
        <table:table-row table:style-name="TableRow1018">
          <table:table-cell table:style-name="TableCell1019">
            <text:p text:style-name="P1020">Wandtegels:</text:p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</table:table-row>
        <table:table-row table:style-name="TableRow1031">
          <table:table-cell table:style-name="TableCell1032">
            <text:p text:style-name="P1033">Bepaalt en tekent de<text:s/>startlijn af op de wand.</text:p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</table:table-row>
        <table:table-row table:style-name="TableRow1044">
          <table:table-cell table:style-name="TableCell1045">
            <text:p text:style-name="P1046">Bepaalt de passtukken aan de zijkanten (breedte uitzetten van het tegelwerk).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ext:p text:style-name="P1059">Plaatst de loodlijnen op de wand.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</table:table-row>
        <table:table-row table:style-name="TableRow1070">
          <table:table-cell table:style-name="TableCell1071">
            <text:p text:style-name="P1072">Brengt de lijm aan volgens de grote van de tegel en rij.</text:p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</table:table-row>
        <table:table-row table:style-name="TableRow1083">
          <table:table-cell table:style-name="TableCell1084">
            <text:p text:style-name="P1085">Plaatst de tegel op de loodlijn.</text:p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</table:table-row>
        <table:table-row table:style-name="TableRow1096">
          <table:table-cell table:style-name="TableCell1097">
            <text:p text:style-name="P1098">Drukt de tegel voldoende aan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>Plaatst de kruisjes (voegafstandhouders)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</table:table-row>
        <table:table-row table:style-name="TableRow1122">
          <table:table-cell table:style-name="TableCell1123">
            <text:p text:style-name="P1124">Controleert de vlakheid van de overgangen tussen de tegels</text:p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>
            <text:p text:style-name="P1137">Meet de passtukken op</text:p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</table:table-row>
        <table:table-row table:style-name="TableRow1148">
          <table:table-cell table:style-name="TableCell1149">
            <text:p text:style-name="P1150">Plaatst de passtukken</text:p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p text:style-name="P1163">Vloertegels: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</table:table-row>
        <table:table-row table:style-name="TableRow1174">
          <table:table-cell table:style-name="TableCell1175">
            <text:p text:style-name="P1176">Verdeelt de te betegelen ruimte<text:s/>(lengte en breedte verdeling) .</text:p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</table:table-row>
        <table:table-row table:style-name="TableRow1187">
          <table:table-cell table:style-name="TableCell1188">
            <text:p text:style-name="P1189">Tekent de eerste lijn af op de vloer.</text:p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</table:table-row>
        <table:table-row table:style-name="TableRow1200">
          <table:table-cell table:style-name="TableCell1201">
            <text:p text:style-name="P1202">Brengt de lijm aan volgens de grote van de tegel en rij.</text:p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</table:table-row>
        <table:table-row table:style-name="TableRow1213">
          <table:table-cell table:style-name="TableCell1214">
            <text:p text:style-name="P1215">Plaatst de tegel op de verdeellijn.</text:p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</table:table-row>
        <table:table-row table:style-name="TableRow1226">
          <table:table-cell table:style-name="TableCell1227">
            <text:p text:style-name="P1228">Drukt de tegel voldoende aan</text:p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</table:table-row>
        <table:table-row table:style-name="TableRow1239">
          <table:table-cell table:style-name="TableCell1240">
            <text:p text:style-name="P1241">Plaatst de kruisjes<text:s/>(voegafstandhouders)</text:p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</table:table-row>
        <table:table-row table:style-name="TableRow1252">
          <table:table-cell table:style-name="TableCell1253">
            <text:p text:style-name="P1254">Controleert de vlakheid van de overgangen tussen de tegels</text:p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</table:table-row>
        <table:table-row table:style-name="TableRow1265">
          <table:table-cell table:style-name="TableCell1266">
            <text:p text:style-name="P1267">Meet de passtukken op</text:p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</table:table-row>
        <table:table-row table:style-name="TableRow1278">
          <table:table-cell table:style-name="TableCell1279">
            <text:p text:style-name="P1280">Plaatst de passtukken</text:p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</table:table-row>
        <text:soft-page-break/>
        <table:table-row table:style-name="TableRow1291">
          <table:table-cell table:style-name="TableCell1292">
            <text:p text:style-name="P1293">Totaal:</text:p>
          </table:table-cell>
          <table:table-cell table:style-name="TableCell1294" table:number-columns-spanned="5">
            <text:p text:style-name="P1295"><text:span text:style-name="T1296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297"/>
      <text:p text:style-name="P1298"/>
      <text:p text:style-name="P1299"/>
      <text:p text:style-name="P1300"/>
      <text:p text:style-name="P1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bottom="0in" fo:line-height="100%"/>
      <style:text-properties style:font-name-asian="Times New Roman" fo:font-size="12pt" style:font-size-asian="12pt" style:font-size-complex="12pt" style:language-asian="nl" style:country-asian="NL" fo:hyphenate="false"/>
    </style:style>
    <style:style style:name="Standaardalinea-lettertype" style:display-name="Standaardalinea-lettertype" style:family="text"/>
    <style:style style:name="GeenafstandChar" style:display-name="Geen afstand Char" style:family="text">
      <style:text-properties fo:language="en" fo:country="GB"/>
    </style:style>
    <style:style style:name="Geenafstand" style:display-name="Geen afstand" style:family="paragraph">
      <style:paragraph-properties fo:margin-bottom="0in" fo:line-height="100%"/>
      <style:text-properties fo:language="en" fo:country="GB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nl" style:country-asian="BE" fo:hyphenate="false"/>
    </style:style>
    <style:style style:name="Ballontekst" style:display-name="Ballontekst" style:family="paragraph" style:parent-style-name="Standaard"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asian="Times New Roman" style:font-name-complex="Segoe UI" fo:font-size="9pt" style:font-size-asian="9pt" style:font-size-complex="9pt" style:language-asian="nl" style:country-asian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en feys</meta:initial-creator>
    <dc:creator>koen feys</dc:creator>
    <meta:creation-date>2017-02-20T08:11:00Z</meta:creation-date>
    <dc:date>2017-02-20T08:11:00Z</dc:date>
    <meta:print-date>2017-01-09T10:00:00Z</meta:print-date>
    <meta:template xlink:href="Normal" xlink:type="simple"/>
    <meta:editing-cycles>2</meta:editing-cycles>
    <meta:editing-duration>PT120S</meta:editing-duration>
    <meta:document-statistic meta:page-count="8" meta:paragraph-count="9" meta:word-count="752" meta:character-count="4879" meta:row-count="34" meta:non-whitespace-character-count="4136"/>
  </office:meta>
</office:document-meta>
</file>